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161.55pt"/>
    </style:style>
    <style:style style:name="co3" style:family="table-column">
      <style:table-column-properties fo:break-before="auto" style:column-width="35.21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634.31pt" svg:y="37.47pt">
            <draw:object draw:notify-on-update-of-ranges="solutions.E4:solutions.E29 solutions.I3:solutions.I3 solutions.I4:solutions.I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35.36pt" svg:y="400.11pt">
            <draw:object draw:notify-on-update-of-ranges="solutions.E4:solutions.E29 solutions.H4:solutions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6,7,8],[]] <text:s text:c="3"/>Move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6,8,7],[]] <text:s text:c="3"/>Move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7,6,8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7,8,6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C$1:.$C$40320]; [.E4])" office:value-type="float" office:value="1" calcext:value-type="float">
            <text:p>1</text:p>
          </table:table-cell>
          <table:table-cell table:style-name="ce1" table:formula="of:=[.F4]" office:value-type="float" office:value="1" calcext:value-type="float">
            <text:p>1</text:p>
          </table:table-cell>
          <table:table-cell table:style-name="ce2" table:formula="of:=[.G4]/[.$F$29]" office:value-type="float" office:value="0.000285714285714286" calcext:value-type="float">
            <text:p>0.0003</text:p>
          </table:table-cell>
          <table:table-cell table:style-name="ce2" table:formula="of:=[.F4]/[.$F$29]" office:value-type="float" office:value="0.000285714285714286" calcext:value-type="float">
            <text:p>0.000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8,6,7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C$1:.$C$40320]; [.E5])" office:value-type="float" office:value="1" calcext:value-type="float">
            <text:p>1</text:p>
          </table:table-cell>
          <table:table-cell table:style-name="ce1" table:formula="of:=[.F5]-[.F4]" office:value-type="float" office:value="0" calcext:value-type="float">
            <text:p>0</text:p>
          </table:table-cell>
          <table:table-cell table:style-name="ce2" table:formula="of:=[.G5]/[.$F$29]" office:value-type="float" office:value="0" calcext:value-type="float">
            <text:p>0.0000</text:p>
          </table:table-cell>
          <table:table-cell table:style-name="ce2" table:formula="of:=[.F5]/[.$F$29]" office:value-type="float" office:value="0.000285714285714286" calcext:value-type="float">
            <text:p>0.000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8,7,6],[]] <text:s text:c="3"/>Move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C$1:.$C$40320]; [.E6])" office:value-type="float" office:value="1" calcext:value-type="float">
            <text:p>1</text:p>
          </table:table-cell>
          <table:table-cell table:style-name="ce1" table:formula="of:=[.F6]-[.F5]" office:value-type="float" office:value="0" calcext:value-type="float">
            <text:p>0</text:p>
          </table:table-cell>
          <table:table-cell table:style-name="ce2" table:formula="of:=[.G6]/[.$F$29]" office:value-type="float" office:value="0" calcext:value-type="float">
            <text:p>0.0000</text:p>
          </table:table-cell>
          <table:table-cell table:style-name="ce2" table:formula="of:=[.F6]/[.$F$29]" office:value-type="float" office:value="0.000285714285714286" calcext:value-type="float">
            <text:p>0.000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5,7,8],[]] <text:s text:c="3"/>Moves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C$1:.$C$40320]; [.E7])" office:value-type="float" office:value="1" calcext:value-type="float">
            <text:p>1</text:p>
          </table:table-cell>
          <table:table-cell table:style-name="ce1" table:formula="of:=[.F7]-[.F6]" office:value-type="float" office:value="0" calcext:value-type="float">
            <text:p>0</text:p>
          </table:table-cell>
          <table:table-cell table:style-name="ce2" table:formula="of:=[.G7]/[.$F$29]" office:value-type="float" office:value="0" calcext:value-type="float">
            <text:p>0.0000</text:p>
          </table:table-cell>
          <table:table-cell table:style-name="ce2" table:formula="of:=[.F7]/[.$F$29]" office:value-type="float" office:value="0.000285714285714286" calcext:value-type="float">
            <text:p>0.000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5,8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C$1:.$C$40320]; [.E8])" office:value-type="float" office:value="1" calcext:value-type="float">
            <text:p>1</text:p>
          </table:table-cell>
          <table:table-cell table:style-name="ce1" table:formula="of:=[.F8]-[.F7]" office:value-type="float" office:value="0" calcext:value-type="float">
            <text:p>0</text:p>
          </table:table-cell>
          <table:table-cell table:style-name="ce2" table:formula="of:=[.G8]/[.$F$29]" office:value-type="float" office:value="0" calcext:value-type="float">
            <text:p>0.0000</text:p>
          </table:table-cell>
          <table:table-cell table:style-name="ce2" table:formula="of:=[.F8]/[.$F$29]" office:value-type="float" office:value="0.000285714285714286" calcext:value-type="float">
            <text:p>0.000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7,5,8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C$1:.$C$40320]; [.E9])" office:value-type="float" office:value="7" calcext:value-type="float">
            <text:p>7</text:p>
          </table:table-cell>
          <table:table-cell table:style-name="ce1" table:formula="of:=[.F9]-[.F8]" office:value-type="float" office:value="6" calcext:value-type="float">
            <text:p>6</text:p>
          </table:table-cell>
          <table:table-cell table:style-name="ce2" table:formula="of:=[.G9]/[.$F$29]" office:value-type="float" office:value="0.00171428571428571" calcext:value-type="float">
            <text:p>0.0017</text:p>
          </table:table-cell>
          <table:table-cell table:style-name="ce2" table:formula="of:=[.F9]/[.$F$29]" office:value-type="float" office:value="0.002" calcext:value-type="float">
            <text:p>0.002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7,8,5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C$1:.$C$40320]; [.E10])" office:value-type="float" office:value="7" calcext:value-type="float">
            <text:p>7</text:p>
          </table:table-cell>
          <table:table-cell table:style-name="ce1" table:formula="of:=[.F10]-[.F9]" office:value-type="float" office:value="0" calcext:value-type="float">
            <text:p>0</text:p>
          </table:table-cell>
          <table:table-cell table:style-name="ce2" table:formula="of:=[.G10]/[.$F$29]" office:value-type="float" office:value="0" calcext:value-type="float">
            <text:p>0.0000</text:p>
          </table:table-cell>
          <table:table-cell table:style-name="ce2" table:formula="of:=[.F10]/[.$F$29]" office:value-type="float" office:value="0.002" calcext:value-type="float">
            <text:p>0.002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8,5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C$1:.$C$40320]; [.E11])" office:value-type="float" office:value="15" calcext:value-type="float">
            <text:p>15</text:p>
          </table:table-cell>
          <table:table-cell table:style-name="ce1" table:formula="of:=[.F11]-[.F10]" office:value-type="float" office:value="8" calcext:value-type="float">
            <text:p>8</text:p>
          </table:table-cell>
          <table:table-cell table:style-name="ce2" table:formula="of:=[.G11]/[.$F$29]" office:value-type="float" office:value="0.00228571428571429" calcext:value-type="float">
            <text:p>0.0023</text:p>
          </table:table-cell>
          <table:table-cell table:style-name="ce2" table:formula="of:=[.F11]/[.$F$29]" office:value-type="float" office:value="0.00428571428571429" calcext:value-type="float">
            <text:p>0.004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8,7,5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C$1:.$C$40320]; [.E12])" office:value-type="float" office:value="31" calcext:value-type="float">
            <text:p>31</text:p>
          </table:table-cell>
          <table:table-cell table:style-name="ce1" table:formula="of:=[.F12]-[.F11]" office:value-type="float" office:value="16" calcext:value-type="float">
            <text:p>16</text:p>
          </table:table-cell>
          <table:table-cell table:style-name="ce2" table:formula="of:=[.G12]/[.$F$29]" office:value-type="float" office:value="0.00457142857142857" calcext:value-type="float">
            <text:p>0.0046</text:p>
          </table:table-cell>
          <table:table-cell table:style-name="ce2" table:formula="of:=[.F12]/[.$F$29]" office:value-type="float" office:value="0.00885714285714286" calcext:value-type="float">
            <text:p>0.0089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5,6,8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C$1:.$C$40320]; [.E13])" office:value-type="float" office:value="63" calcext:value-type="float">
            <text:p>63</text:p>
          </table:table-cell>
          <table:table-cell table:style-name="ce1" table:formula="of:=[.F13]-[.F12]" office:value-type="float" office:value="32" calcext:value-type="float">
            <text:p>32</text:p>
          </table:table-cell>
          <table:table-cell table:style-name="ce2" table:formula="of:=[.G13]/[.$F$29]" office:value-type="float" office:value="0.00914285714285714" calcext:value-type="float">
            <text:p>0.0091</text:p>
          </table:table-cell>
          <table:table-cell table:style-name="ce2" table:formula="of:=[.F13]/[.$F$29]" office:value-type="float" office:value="0.018" calcext:value-type="float">
            <text:p>0.018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5,8,6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C$1:.$C$40320]; [.E14])" office:value-type="float" office:value="116" calcext:value-type="float">
            <text:p>116</text:p>
          </table:table-cell>
          <table:table-cell table:style-name="ce1" table:formula="of:=[.F14]-[.F13]" office:value-type="float" office:value="53" calcext:value-type="float">
            <text:p>53</text:p>
          </table:table-cell>
          <table:table-cell table:style-name="ce2" table:formula="of:=[.G14]/[.$F$29]" office:value-type="float" office:value="0.0151428571428571" calcext:value-type="float">
            <text:p>0.0151</text:p>
          </table:table-cell>
          <table:table-cell table:style-name="ce2" table:formula="of:=[.F14]/[.$F$29]" office:value-type="float" office:value="0.0331428571428571" calcext:value-type="float">
            <text:p>0.0331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6,5,8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C$1:.$C$40320]; [.E15])" office:value-type="float" office:value="234" calcext:value-type="float">
            <text:p>234</text:p>
          </table:table-cell>
          <table:table-cell table:style-name="ce1" table:formula="of:=[.F15]-[.F14]" office:value-type="float" office:value="118" calcext:value-type="float">
            <text:p>118</text:p>
          </table:table-cell>
          <table:table-cell table:style-name="ce2" table:formula="of:=[.G15]/[.$F$29]" office:value-type="float" office:value="0.0337142857142857" calcext:value-type="float">
            <text:p>0.0337</text:p>
          </table:table-cell>
          <table:table-cell table:style-name="ce2" table:formula="of:=[.F15]/[.$F$29]" office:value-type="float" office:value="0.0668571428571429" calcext:value-type="float">
            <text:p>0.0669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6,8,5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C$1:.$C$40320]; [.E16])" office:value-type="float" office:value="419" calcext:value-type="float">
            <text:p>419</text:p>
          </table:table-cell>
          <table:table-cell table:style-name="ce1" table:formula="of:=[.F16]-[.F15]" office:value-type="float" office:value="185" calcext:value-type="float">
            <text:p>185</text:p>
          </table:table-cell>
          <table:table-cell table:style-name="ce2" table:formula="of:=[.G16]/[.$F$29]" office:value-type="float" office:value="0.0528571428571429" calcext:value-type="float">
            <text:p>0.0529</text:p>
          </table:table-cell>
          <table:table-cell table:style-name="ce2" table:formula="of:=[.F16]/[.$F$29]" office:value-type="float" office:value="0.119714285714286" calcext:value-type="float">
            <text:p>0.119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8,5,6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C$1:.$C$40320]; [.E17])" office:value-type="float" office:value="708" calcext:value-type="float">
            <text:p>708</text:p>
          </table:table-cell>
          <table:table-cell table:style-name="ce1" table:formula="of:=[.F17]-[.F16]" office:value-type="float" office:value="289" calcext:value-type="float">
            <text:p>289</text:p>
          </table:table-cell>
          <table:table-cell table:style-name="ce2" table:formula="of:=[.G17]/[.$F$29]" office:value-type="float" office:value="0.0825714285714286" calcext:value-type="float">
            <text:p>0.0826</text:p>
          </table:table-cell>
          <table:table-cell table:style-name="ce2" table:formula="of:=[.F17]/[.$F$29]" office:value-type="float" office:value="0.202285714285714" calcext:value-type="float">
            <text:p>0.202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8,6,5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C$1:.$C$40320]; [.E18])" office:value-type="float" office:value="1139" calcext:value-type="float">
            <text:p>1139</text:p>
          </table:table-cell>
          <table:table-cell table:style-name="ce1" table:formula="of:=[.F18]-[.F17]" office:value-type="float" office:value="431" calcext:value-type="float">
            <text:p>431</text:p>
          </table:table-cell>
          <table:table-cell table:style-name="ce2" table:formula="of:=[.G18]/[.$F$29]" office:value-type="float" office:value="0.123142857142857" calcext:value-type="float">
            <text:p>0.1231</text:p>
          </table:table-cell>
          <table:table-cell table:style-name="ce2" table:formula="of:=[.F18]/[.$F$29]" office:value-type="float" office:value="0.325428571428571" calcext:value-type="float">
            <text:p>0.3254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5,6,7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C$1:.$C$40320]; [.E19])" office:value-type="float" office:value="1683" calcext:value-type="float">
            <text:p>1683</text:p>
          </table:table-cell>
          <table:table-cell table:style-name="ce1" table:formula="of:=[.F19]-[.F18]" office:value-type="float" office:value="544" calcext:value-type="float">
            <text:p>544</text:p>
          </table:table-cell>
          <table:table-cell table:style-name="ce2" table:formula="of:=[.G19]/[.$F$29]" office:value-type="float" office:value="0.155428571428571" calcext:value-type="float">
            <text:p>0.1554</text:p>
          </table:table-cell>
          <table:table-cell table:style-name="ce2" table:formula="of:=[.F19]/[.$F$29]" office:value-type="float" office:value="0.480857142857143" calcext:value-type="float">
            <text:p>0.4809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5,7,6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C$1:.$C$40320]; [.E20])" office:value-type="float" office:value="2265" calcext:value-type="float">
            <text:p>2265</text:p>
          </table:table-cell>
          <table:table-cell table:style-name="ce1" table:formula="of:=[.F20]-[.F19]" office:value-type="float" office:value="582" calcext:value-type="float">
            <text:p>582</text:p>
          </table:table-cell>
          <table:table-cell table:style-name="ce2" table:formula="of:=[.G20]/[.$F$29]" office:value-type="float" office:value="0.166285714285714" calcext:value-type="float">
            <text:p>0.1663</text:p>
          </table:table-cell>
          <table:table-cell table:style-name="ce2" table:formula="of:=[.F20]/[.$F$29]" office:value-type="float" office:value="0.647142857142857" calcext:value-type="float">
            <text:p>0.6471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6,5,7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C$1:.$C$40320]; [.E21])" office:value-type="float" office:value="2834" calcext:value-type="float">
            <text:p>2834</text:p>
          </table:table-cell>
          <table:table-cell table:style-name="ce1" table:formula="of:=[.F21]-[.F20]" office:value-type="float" office:value="569" calcext:value-type="float">
            <text:p>569</text:p>
          </table:table-cell>
          <table:table-cell table:style-name="ce2" table:formula="of:=[.G21]/[.$F$29]" office:value-type="float" office:value="0.162571428571429" calcext:value-type="float">
            <text:p>0.1626</text:p>
          </table:table-cell>
          <table:table-cell table:style-name="ce2" table:formula="of:=[.F21]/[.$F$29]" office:value-type="float" office:value="0.809714285714286" calcext:value-type="float">
            <text:p>0.809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6,7,5],[]] <text:s text:c="3"/>Moves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C$1:.$C$40320]; [.E22])" office:value-type="float" office:value="3172" calcext:value-type="float">
            <text:p>3172</text:p>
          </table:table-cell>
          <table:table-cell table:style-name="ce1" table:formula="of:=[.F22]-[.F21]" office:value-type="float" office:value="338" calcext:value-type="float">
            <text:p>338</text:p>
          </table:table-cell>
          <table:table-cell table:style-name="ce2" table:formula="of:=[.G22]/[.$F$29]" office:value-type="float" office:value="0.0965714285714286" calcext:value-type="float">
            <text:p>0.0966</text:p>
          </table:table-cell>
          <table:table-cell table:style-name="ce2" table:formula="of:=[.F22]/[.$F$29]" office:value-type="float" office:value="0.906285714285714" calcext:value-type="float">
            <text:p>0.906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7,5,6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C$1:.$C$40320]; [.E23])" office:value-type="float" office:value="3373" calcext:value-type="float">
            <text:p>3373</text:p>
          </table:table-cell>
          <table:table-cell table:style-name="ce1" table:formula="of:=[.F23]-[.F22]" office:value-type="float" office:value="201" calcext:value-type="float">
            <text:p>201</text:p>
          </table:table-cell>
          <table:table-cell table:style-name="ce2" table:formula="of:=[.G23]/[.$F$29]" office:value-type="float" office:value="0.0574285714285714" calcext:value-type="float">
            <text:p>0.0574</text:p>
          </table:table-cell>
          <table:table-cell table:style-name="ce2" table:formula="of:=[.F23]/[.$F$29]" office:value-type="float" office:value="0.963714285714286" calcext:value-type="float">
            <text:p>0.963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7,6,5],[]] <text:s text:c="3"/>Moves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C$1:.$C$40320]; [.E24])" office:value-type="float" office:value="3476" calcext:value-type="float">
            <text:p>3476</text:p>
          </table:table-cell>
          <table:table-cell table:style-name="ce1" table:formula="of:=[.F24]-[.F23]" office:value-type="float" office:value="103" calcext:value-type="float">
            <text:p>103</text:p>
          </table:table-cell>
          <table:table-cell table:style-name="ce2" table:formula="of:=[.G24]/[.$F$29]" office:value-type="float" office:value="0.0294285714285714" calcext:value-type="float">
            <text:p>0.0294</text:p>
          </table:table-cell>
          <table:table-cell table:style-name="ce2" table:formula="of:=[.F24]/[.$F$29]" office:value-type="float" office:value="0.993142857142857" calcext:value-type="float">
            <text:p>0.9931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6,7,8],[]] <text:s text:c="3"/>Moves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C$1:.$C$40320]; [.E25])" office:value-type="float" office:value="3500" calcext:value-type="float">
            <text:p>3500</text:p>
          </table:table-cell>
          <table:table-cell table:style-name="ce1" table:formula="of:=[.F25]-[.F24]" office:value-type="float" office:value="24" calcext:value-type="float">
            <text:p>24</text:p>
          </table:table-cell>
          <table:table-cell table:style-name="ce2" table:formula="of:=[.G25]/[.$F$29]" office:value-type="float" office:value="0.00685714285714286" calcext:value-type="float">
            <text:p>0.0069</text:p>
          </table:table-cell>
          <table:table-cell table:style-name="ce2" table:formula="of:=[.F25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6,8,7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C$1:.$C$40320]; [.E26])" office:value-type="float" office:value="3500" calcext:value-type="float">
            <text:p>3500</text:p>
          </table:table-cell>
          <table:table-cell table:style-name="ce1" table:formula="of:=[.F26]-[.F25]" office:value-type="float" office:value="0" calcext:value-type="float">
            <text:p>0</text:p>
          </table:table-cell>
          <table:table-cell table:style-name="ce2" table:formula="of:=[.G26]/[.$F$29]" office:value-type="float" office:value="0" calcext:value-type="float">
            <text:p>0.0000</text:p>
          </table:table-cell>
          <table:table-cell table:style-name="ce2" table:formula="of:=[.F26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7,6,8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C$1:.$C$40320]; [.E27])" office:value-type="float" office:value="3500" calcext:value-type="float">
            <text:p>3500</text:p>
          </table:table-cell>
          <table:table-cell table:style-name="ce1" table:formula="of:=[.F27]-[.F26]" office:value-type="float" office:value="0" calcext:value-type="float">
            <text:p>0</text:p>
          </table:table-cell>
          <table:table-cell table:style-name="ce2" table:formula="of:=[.G27]/[.$F$29]" office:value-type="float" office:value="0" calcext:value-type="float">
            <text:p>0.0000</text:p>
          </table:table-cell>
          <table:table-cell table:style-name="ce2" table:formula="of:=[.F27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7,8,6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C$1:.$C$40320]; [.E28])" office:value-type="float" office:value="3500" calcext:value-type="float">
            <text:p>3500</text:p>
          </table:table-cell>
          <table:table-cell table:style-name="ce1" table:formula="of:=[.F28]-[.F27]" office:value-type="float" office:value="0" calcext:value-type="float">
            <text:p>0</text:p>
          </table:table-cell>
          <table:table-cell table:style-name="ce2" table:formula="of:=[.G28]/[.$F$29]" office:value-type="float" office:value="0" calcext:value-type="float">
            <text:p>0.0000</text:p>
          </table:table-cell>
          <table:table-cell table:style-name="ce2" table:formula="of:=[.F28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8,6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C$1:.$C$40320]; [.E29])" office:value-type="float" office:value="3500" calcext:value-type="float">
            <text:p>3500</text:p>
          </table:table-cell>
          <table:table-cell table:style-name="ce1" table:formula="of:=[.F29]-[.F28]" office:value-type="float" office:value="0" calcext:value-type="float">
            <text:p>0</text:p>
          </table:table-cell>
          <table:table-cell table:style-name="ce2" table:formula="of:=[.G29]/[.$F$29]" office:value-type="float" office:value="0" calcext:value-type="float">
            <text:p>0.0000</text:p>
          </table:table-cell>
          <table:table-cell table:style-name="ce2" table:formula="of:=[.F29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7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4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4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6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6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8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4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4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6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6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7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5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5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7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7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8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8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4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5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8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5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7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5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6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6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6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8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4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4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5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5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8,4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8,5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4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5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6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5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6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4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6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6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7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7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5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6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6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5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6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3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3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7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7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8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8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6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6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8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3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6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6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7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3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3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7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7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8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8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3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5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7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6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3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3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6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6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8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8,6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3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8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3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3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5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3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6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6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7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3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6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3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6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7,6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3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3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4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4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8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4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7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7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6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8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8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3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3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4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4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6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6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4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6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7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3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6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3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3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4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4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7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7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3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4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6,3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6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5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5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7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7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4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7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8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5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5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5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7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8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3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3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7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7,8,3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8,3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8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3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3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5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7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4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7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8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4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8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3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4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7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4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8,4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3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3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5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5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8,3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3,4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3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4,3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4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8,3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8,4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5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5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5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3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7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3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3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4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7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3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3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4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4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5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5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6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6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8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8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4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4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6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6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8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4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5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5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6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3,6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3,8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6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6,8,3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8,3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8,6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3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3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8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8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5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5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6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4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6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8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6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8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3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3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4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6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6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4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5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5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8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3,4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3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8,3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8,4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5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5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4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5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3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5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5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6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6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3,4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3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4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4,6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6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6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3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5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5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6,5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6,7,5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7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7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4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4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6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6,7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7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7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4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5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6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6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6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3,6,7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3,7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6,3,7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6,7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7,3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7,6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3,7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7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3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5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5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6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4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6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6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6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3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3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4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7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3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3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4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6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6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4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5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7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3,5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3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5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5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7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3,4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3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4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7,3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7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3,5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5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5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5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6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6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3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3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5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5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6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6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3,4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3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4,3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4,6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6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6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3,4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4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5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6,7,8],[]] <text:s text:c="3"/>Move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6,8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7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7,8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8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8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7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7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6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8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6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5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5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8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8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8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4,5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8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4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8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8,6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4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4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5,4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8,4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8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4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5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6,4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6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5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7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4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5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7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5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6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6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6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7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7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8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8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7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6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8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5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7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7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8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6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6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6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7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8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2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5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8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2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5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7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2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2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6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6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8,2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8,6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5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5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8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8,5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2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5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6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6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7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2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2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6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6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7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7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5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7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8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8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8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6,4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2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2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2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6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2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4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8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8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2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2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4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4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7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7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6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6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8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8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4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2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2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6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4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6,4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6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6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7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2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2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4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7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7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2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2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4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6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6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4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4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5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8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8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5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2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2,8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7,2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7,8,2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8,2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8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2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5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8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2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2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5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7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2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2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4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2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2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7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7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5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2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2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5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5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8,2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8,5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2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2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4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4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8,2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8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2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5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5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5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7,5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2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5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2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4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4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7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2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4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4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5,2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6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6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8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5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4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4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5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6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6,5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5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2,6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2,8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6,2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6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8,2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8,6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5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8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8,5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5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6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4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6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4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2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2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6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6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5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5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8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2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2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5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4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4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2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5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5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6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2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2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5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6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2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2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4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4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6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6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2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5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6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6,7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7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4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4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6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6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7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4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7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5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5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5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6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7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7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2,6,7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2,7,6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6,2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6,7,2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7,2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7,6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2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5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5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7,2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5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5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6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6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7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2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4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4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7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2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4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6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5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5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2,5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2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5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5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7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2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4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4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7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2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2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4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5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5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5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6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2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2,6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5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6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2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2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4,2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4,6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6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6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2,4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2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4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4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5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5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6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6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7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7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8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8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7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7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5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8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5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5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6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7,5,6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7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8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6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6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6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7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5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3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3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7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7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8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8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3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3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5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3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3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5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7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6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8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3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6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8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3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3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5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6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6,5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5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7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3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5,3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5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3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3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6,3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5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7,5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7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8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8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5,6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5,8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6,5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6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8,5,6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5,6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5,7,6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6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6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6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8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2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7,5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2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2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8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5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8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5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7,5,2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5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6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6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2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2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5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5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6,5,2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5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5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6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6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5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7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7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2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2,6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5,2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5,6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6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6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6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7,6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7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8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8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3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3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7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3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6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6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8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2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2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7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7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3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7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7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8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8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2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2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3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3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8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8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3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7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3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2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6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8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8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2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8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6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2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2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3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7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7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2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3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3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6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6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7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8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3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3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8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3,7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5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7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5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8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7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8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5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8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5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7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7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2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2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3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3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8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8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2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3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3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7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5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2,3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2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3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3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8,2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8,3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2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2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3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5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5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3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5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5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7,3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7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5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7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2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3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3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7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7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2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2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3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3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6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8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3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3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3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5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6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6,5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2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2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6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6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8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8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2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5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2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5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5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6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3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2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6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2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8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2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3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3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8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8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2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5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2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3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8,3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2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2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3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3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3,6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6,3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6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5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6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2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2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3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3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6,2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6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2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2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3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5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6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6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7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6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7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3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5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7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3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3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6,5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5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2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2,7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6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6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7,2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7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2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5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7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7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2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5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5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6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2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2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6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6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7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2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3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3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7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7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3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6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6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3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3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5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2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5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7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2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2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3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3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7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7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2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2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3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3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3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5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5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6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2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2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5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5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6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6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2,3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2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3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3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6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6,3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2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2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3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3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5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5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6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8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4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6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3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7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8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8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6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6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8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3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6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8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3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4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4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8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3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4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4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7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7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4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6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8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6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6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3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4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4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8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8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3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4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4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6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6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4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3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3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7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3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3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4,3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4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7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7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3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4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6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6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7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4,6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6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6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8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8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4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6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7,4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6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6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2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2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2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8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2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4,7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4,8,7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7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2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2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4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4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8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8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2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4,2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4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7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7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6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8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8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2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4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4,8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8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2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2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4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4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6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6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6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2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2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4,2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4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7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7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2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4,2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4,6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6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6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3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3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7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7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8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3,8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6,3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6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8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3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6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6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7,3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7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6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2,7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8,2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6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6,8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8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2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7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3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3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7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7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8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7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8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2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2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3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3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8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8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2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3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3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7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7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3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6,3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6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8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8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2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2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8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2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3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3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6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6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3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3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6,3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6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7,3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7,6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2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7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7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2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3,2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3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7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7,3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2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2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6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6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3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4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4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8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8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3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3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4,3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4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7,3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7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4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4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7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8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2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2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4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4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8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2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4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4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7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7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3,7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7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8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7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8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2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2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3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8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8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2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3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7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3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4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4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8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8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2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2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4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8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2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2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3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3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8,2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8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2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2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3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3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4,2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4,3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3,7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4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4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7,3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7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2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2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7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7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2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2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3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7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2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2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3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3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4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4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4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6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3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4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4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8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3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3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4,3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6,3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6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8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8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6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6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8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8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2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4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4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8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8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2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4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4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6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2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2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6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6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2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8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2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6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3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4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4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8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2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4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8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8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2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2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8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8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2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2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3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3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4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4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3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4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6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2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2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2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3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6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2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2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3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3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4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4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4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4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6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3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3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4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7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7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3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4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6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4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2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6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6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7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2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4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7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7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2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4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4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6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3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7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2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3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3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7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7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6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3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3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4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4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7,3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7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2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4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7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7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2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2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3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7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2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2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3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3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4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4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3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3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4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4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6,3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6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2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4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4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6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2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3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3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6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2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2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3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3,4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4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4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5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5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7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7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7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8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8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5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8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3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3,8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7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7,8,3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8,3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8,7,3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3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3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8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3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5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4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4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7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8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3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4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4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8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8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3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3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4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4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7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7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5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8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3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5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5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8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3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3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4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8,3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8,4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3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5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5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5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5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3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3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4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7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3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5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5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5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7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7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8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8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4,7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4,8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7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7,8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8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8,7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4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4,8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5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5,8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8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8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4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4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5,4,7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5,7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7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7,5,4],[]] <text:s text:c="3"/>Mov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5,7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5,8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7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7,8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8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8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2,7,8],[]] <text:s text:c="3"/>Moves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2,8,7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7,2,8],[]] <text:s text:c="3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7,8,2],[]] <text:s text:c="3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8,2,7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8,7,2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2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2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5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5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8,2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8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2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2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5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5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7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7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4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4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7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7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8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8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2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2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7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7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8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8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2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2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4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4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8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8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2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2,7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4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4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7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7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4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4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5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5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8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8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2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2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5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5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8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8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2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2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4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4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8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8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2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2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4,2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4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5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5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4,5,7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4,7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5,4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5,7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7,4,5],[]] <text:s text:c="3"/>Mov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7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2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2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5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5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7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7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2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2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4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4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7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7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2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2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4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4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5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5,4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5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5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7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7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8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8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3,7,8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3,8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7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7,8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8,3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8,7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3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3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5,3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5,8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8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8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3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3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5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5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7,3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7,5,3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5,7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5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7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7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8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8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2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2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7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7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8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8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2,5,8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2,8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5,2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5,8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8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8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2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2,7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5,2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5,7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7,2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7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3,7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3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7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7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8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8,7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2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2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7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7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8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8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2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2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3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3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8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8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2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2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3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3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7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7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3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3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5,3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5,8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8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8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2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2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5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5,8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8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8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2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2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3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3,8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8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8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2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2,5,3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3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3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5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5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3,5,7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3,7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5,3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5,7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7,3,5],[]] <text:s text:c="3"/>Mov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7,5,3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2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2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5,2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5,7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7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7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2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2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3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3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7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7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2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2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3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3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5,2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5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4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4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7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7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8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8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3,7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3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7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7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8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8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3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3,8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4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4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8,3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8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3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3,7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4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4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7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7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4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4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7,4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7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8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8,7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2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2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7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7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8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8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2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2,8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4,2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4,8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8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8,4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2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2,7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4,2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4,7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7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7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3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3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7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7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8,3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8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2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2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7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7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8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8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2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2,8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3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3,8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8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8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2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2,7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3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3,7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7,2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7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3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3,8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4,3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4,8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8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8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2,4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2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4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4,8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8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8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2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2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3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3,8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8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8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2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2,4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3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3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4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4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3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3,7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4,3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4,7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7,3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7,4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2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2,7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4,2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4,7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7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7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2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2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3,2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3,7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7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7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2,3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2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3,2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3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4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4,3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4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4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5,4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5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8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8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3,5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3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5,3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5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8,3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8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3,4,8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3,8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4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4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8,3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8,4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3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3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4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4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5,3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5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4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4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5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5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8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8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2,5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2,8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5,2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5,8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8,2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8,5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2,4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2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4,2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4,8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8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8,4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2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2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4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4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5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5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3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3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5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5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8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8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2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2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5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5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8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8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2,3,8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2,8,3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3,2,8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3,8,2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8,2,3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8,3,2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2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2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3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3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5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5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3,4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3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4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4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8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8,4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2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2,8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4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4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8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8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2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2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3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3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8,2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8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2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2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3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3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4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4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3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3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4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4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5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5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2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2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4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4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5,2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5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2,3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2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3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3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5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5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2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2,4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3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3,4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4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4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4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4,7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5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5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7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7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3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3,7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5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5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7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7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3,4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3,7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4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4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7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7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7],[3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7],[3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 table:number-rows-repeated="104507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05:55:04.917144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2T06:01:30.899179841</dc:date>
    <meta:editing-duration>PT28M</meta:editing-duration>
    <meta:editing-cycles>9</meta:editing-cycles>
    <meta:document-statistic meta:table-count="1" meta:cell-count="106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E4:solutions.E29 solutions.I3:solutions.I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E4:solutions.E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I4:solutions.I29" chart:label-cell-address="solutions.I3:solutions.I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I3:solutions.I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9</svg:desc>
                </draw:g>
              </table:table-cell>
              <table:table-cell office:value-type="float" office:value="0.000285714285714286">
                <text:p>0.000285714285714286</text:p>
                <draw:g>
                  <svg:desc>solutions.I4:solutions.I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285714285714286">
                <text:p>0.0002857142857142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285714285714286">
                <text:p>0.0002857142857142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285714285714286">
                <text:p>0.0002857142857142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285714285714286">
                <text:p>0.0002857142857142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428571428571429">
                <text:p>0.004285714285714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885714285714286">
                <text:p>0.008857142857142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31428571428571">
                <text:p>0.03314285714285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68571428571429">
                <text:p>0.06685714285714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19714285714286">
                <text:p>0.1197142857142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02285714285714">
                <text:p>0.2022857142857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25428571428571">
                <text:p>0.3254285714285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80857142857143">
                <text:p>0.4808571428571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47142857142857">
                <text:p>0.6471428571428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09714285714286">
                <text:p>0.809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06285714285714">
                <text:p>0.9062857142857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63714285714286">
                <text:p>0.9637142857142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3142857142857">
                <text:p>0.99314285714285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olutions.E4:solutions.E29 solutions.H4:solutions.H29" chart:data-source-has-labels="column" svg:x="0.32cm" svg:y="0.18cm" svg:width="15.36cm" svg:height="8.64cm">
          <chartooo:coordinate-region svg:x="1.232cm" svg:y="0.379cm" svg:width="14.448cm" svg:height="7.794cm"/>
          <chart:axis chart:dimension="x" chart:name="primary-x" chart:style-name="ch3" chartooo:axis-type="auto">
            <chartooo:date-scale/>
            <chart:categories table:cell-range-address="solutions.E4:solutions.E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lutions.H4:solutions.H29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9</svg:desc>
                </draw:g>
              </table:table-cell>
              <table:table-cell office:value-type="float" office:value="0.000285714285714286">
                <text:p>0.000285714285714286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71428571428571">
                <text:p>0.001714285714285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28571428571429">
                <text:p>0.002285714285714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57142857142857">
                <text:p>0.0045714285714285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914285714285714">
                <text:p>0.009142857142857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51428571428571">
                <text:p>0.01514285714285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337142857142857">
                <text:p>0.03371428571428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28571428571429">
                <text:p>0.0528571428571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25714285714286">
                <text:p>0.08257142857142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23142857142857">
                <text:p>0.1231428571428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55428571428571">
                <text:p>0.1554285714285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66285714285714">
                <text:p>0.16628571428571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62571428571429">
                <text:p>0.162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965714285714286">
                <text:p>0.096571428571428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74285714285714">
                <text:p>0.05742857142857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94285714285714">
                <text:p>0.029428571428571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685714285714286">
                <text:p>0.0068571428571428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